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RobotoDraf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d70" officeooo:paragraph-rsid="001a2d70"/>
    </style:style>
    <style:style style:name="P2" style:family="paragraph" style:parent-style-name="Standard">
      <style:text-properties fo:language="en" fo:country="US" officeooo:rsid="001a2d70" officeooo:paragraph-rsid="001a2d70" style:font-size-asian="10.5pt"/>
    </style:style>
    <style:style style:name="P3" style:family="paragraph" style:parent-style-name="Standard">
      <style:text-properties fo:language="en" fo:country="US" officeooo:paragraph-rsid="001a2d70" style:font-size-asian="10.5pt"/>
    </style:style>
    <style:style style:name="P4" style:family="paragraph" style:parent-style-name="Standard">
      <style:text-properties fo:language="en" fo:country="US" officeooo:rsid="001b1867" officeooo:paragraph-rsid="001b1867" style:font-size-asian="10.5pt"/>
    </style:style>
    <style:style style:name="T1" style:family="text">
      <style:text-properties officeooo:rsid="001a2d70"/>
    </style:style>
    <style:style style:name="T2" style:family="text">
      <style:text-properties fo:language="en" fo:country="US" style:font-size-asian="10.5pt"/>
    </style:style>
    <style:style style:name="T3" style:family="text">
      <style:text-properties fo:language="en" fo:country="US" officeooo:rsid="001ddfce" style:font-size-asian="10.5pt"/>
    </style:style>
    <style:style style:name="T4" style:family="text">
      <style:text-properties officeooo:rsid="001b1867"/>
    </style:style>
    <style:style style:name="T5" style:family="text">
      <style:text-properties officeooo:rsid="001ce3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driiash Pavlo,</text:p>
      <text:p text:style-name="P2"/>
      <text:p text:style-name="P2">16 Boulevard Charles Nicolle<text:line-break/>72000 Le Mans<text:line-break/>France</text:p>
      <text:p text:style-name="P2">Tel: +33767264257</text:p>
      <text:p text:style-name="P1"><text:span text:style-name="T2">E-mail: </text:span><text:a xlink:type="simple" xlink:href="mailto:pavel.andriiash@gmail.com" text:style-name="Internet_20_link" text:visited-style-name="Visited_20_Internet_20_Link"><text:span text:style-name="T3">pavel.andriiash@gmail.com</text:span></text:a></text:p>
      <text:p text:style-name="P2"/>
      <text:p text:style-name="P2">Object: motivation letter</text:p>
      <text:p text:style-name="P2"/>
      <text:p text:style-name="P3"><text:span text:style-name="T1">Currently a first-year student at Master’s degree in Intelligent Systems Engineering in Le Mans University, I’m looking for company that could welcome me as part of an internship for 3-5 months (to April 8, 2019).</text:span></text:p>
      <text:p text:style-name="P2"/>
      <text:p text:style-name="P2">I want to improve my knowledge in the IT field, to implement the theoretical and practical knowledge, while receiving support from experienced people in your company.</text:p>
      <text:p text:style-name="P2"/>
      <text:p text:style-name="P2">As for my university education, I received a diploma in Applied Mathematics from the National University of Dnipro in Ukraine in June 2018. I also had the opportunity to work on several projects and follow specialized training in software development. </text:p>
      <text:p text:style-name="P2"/>
      <text:p text:style-name="P2">I have always enjoyed working on data <text:span text:style-name="T4">science</text:span>, co<text:span text:style-name="T5">nnected</text:span> with mathematics, physics and biology. </text:p>
      <text:p text:style-name="P4"/>
      <text:p text:style-name="P4">Social, creative and dynamic, I will be happy to have the opportunity to contribute my skills during my studies and my deep enthusiasm to work with you in these areas. I am also ready to expand and acquire skills in new areas.</text:p>
      <text:p text:style-name="P4"/>
      <text:p text:style-name="P4"><text:span text:style-name="T5">T</text:span>hank you for your attention <text:span text:style-name="T5">and </text:span>at your disposal for more information and possible interviews.</text:p>
      <text:p text:style-name="P4"/>
      <text:p text:style-name="P4">Looking forward to your reply and expressing my best wis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RobotoDraf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2:10:35.122916250</meta:creation-date>
    <dc:date>2018-11-13T12:44:14.633929690</dc:date>
    <meta:editing-duration>PT23M16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199" meta:character-count="1248" meta:non-whitespace-character-count="1059"/>
  </office:meta>
</office:document-meta>
</file>